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-apple-system" svg:font-family="-apple-system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automatic" fo:wrap-option="wrap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wrap-option="wrap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0000" style:font-name="-apple-system" style:font-name-asian="-apple-system" style:font-name-complex="-apple-system" style:text-underline-style="solid" style:text-underline-type="single"/>
    </style:style>
    <style:style style:name="ce6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0000" style:font-name="-apple-system" style:font-name-asian="-apple-system" style:font-name-complex="-apple-system"/>
    </style:style>
    <style:style style:name="ce7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-apple-system" style:font-name-asian="-apple-system" style:font-name-complex="-apple-system" style:text-underline-style="solid" style:text-underline-type="single"/>
    </style:style>
    <style:style style:name="ce10" style:family="table-cell" style:parent-style-name="Default" style:data-style-name="N36"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-apple-system" style:font-name-asian="-apple-system" style:font-name-complex="-apple-system" fo:font-size="12pt" style:font-size-asian="12pt" style:font-size-complex="12pt" style:text-underline-style="solid" style:text-underline-type="single"/>
    </style:style>
    <style:style style:name="ce1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ce1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-apple-system" style:font-name-asian="-apple-system" style:font-name-complex="-apple-system"/>
    </style:style>
    <style:style style:name="ce14" style:family="table-cell" style:parent-style-name="Default" style:data-style-name="N0">
      <style:text-properties fo:color="#0000FF" style:font-name="Arial" style:font-name-asian="Arial" style:font-name-complex="Arial" style:text-underline-style="solid" style:text-underline-type="single"/>
    </style:style>
    <style:style style:name="ce15" style:family="table-cell" style:parent-style-name="Default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ce1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style:font-name="Arial" style:font-name-asian="Arial" style:font-name-complex="Arial" style:text-underline-style="solid" style:text-underline-type="single"/>
    </style:style>
    <style:style style:name="ce1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/>
    </style:style>
    <style:style style:name="ce18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0000" style:font-name="Arial" style:font-name-asian="Arial" style:font-name-complex="Arial"/>
    </style:style>
    <style:style style:name="ce19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fo:color="#000000" style:font-name="-apple-system" style:font-name-asian="-apple-system" style:font-name-complex="-apple-system"/>
    </style:style>
    <style:style style:name="ce20" style:family="table-cell" style:parent-style-name="Default" style:data-style-name="N0">
      <style:table-cell-properties style:vertical-align="automatic" fo:wrap-option="wrap"/>
      <style:text-properties fo:color="#0000FF" style:font-name="Arial" style:font-name-asian="Arial" style:font-name-complex="Arial" style:text-underline-style="solid" style:text-underline-type="single"/>
    </style:style>
    <style:style style:name="ce21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0000" style:font-name="-apple-system" style:font-name-asian="-apple-system" style:font-name-complex="-apple-system" fo:font-size="10pt" style:font-size-asian="10pt" style:font-size-complex="10pt"/>
    </style:style>
    <style:style style:name="ce22" style:family="table-cell" style:parent-style-name="Default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23" style:family="table-cell" style:parent-style-name="Default" style:data-style-name="N0">
      <style:table-cell-properties style:vertical-align="automatic" fo:wrap-option="wrap"/>
    </style:style>
    <style:style style:name="ce24" style:family="table-cell" style:parent-style-name="Default" style:data-style-name="N0"/>
    <style:style style:name="T1" style:family="text" style:parent-style-name="Default">
      <style:text-properties fo:color="#1155CC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1155CC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1155CC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1155CC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1155CC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35479166666667cm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3.91583333333333cm"/>
    </style:style>
    <style:style style:name="co4" style:family="table-column">
      <style:table-column-properties fo:break-before="auto" style:column-width="5.13291666666667cm"/>
    </style:style>
    <style:style style:name="co5" style:family="table-column">
      <style:table-column-properties fo:break-before="auto" style:column-width="6.53520833333333cm"/>
    </style:style>
    <style:style style:name="co6" style:family="table-column">
      <style:table-column-properties fo:break-before="auto" style:column-width="4.49791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59.25pt" style:use-optimal-row-height="false" fo:break-before="auto"/>
    </style:style>
    <style:style style:name="ro3" style:family="table-row">
      <style:table-row-properties style:row-height="42pt" style:use-optimal-row-height="true" fo:break-before="auto"/>
    </style:style>
    <style:style style:name="ro4" style:family="table-row">
      <style:table-row-properties style:row-height="31.15pt" style:use-optimal-row-height="true" fo:break-before="auto"/>
    </style:style>
    <style:style style:name="ro5" style:family="table-row">
      <style:table-row-properties style:row-height="43.15pt" style:use-optimal-row-height="true" fo:break-before="auto"/>
    </style:style>
    <style:style style:name="ro6" style:family="table-row">
      <style:table-row-properties style:row-height="69.6pt" style:use-optimal-row-height="true" fo:break-before="auto"/>
    </style:style>
    <style:style style:name="ro7" style:family="table-row">
      <style:table-row-properties style:row-height="97.15pt" style:use-optimal-row-height="true" fo:break-before="auto"/>
    </style:style>
    <style:style style:name="ro8" style:family="table-row">
      <style:table-row-properties style:row-height="55.9pt" style:use-optimal-row-height="true" fo:break-before="auto"/>
    </style:style>
    <style:style style:name="ro9" style:family="table-row">
      <style:table-row-properties style:row-height="57.6pt" style:use-optimal-row-height="true" fo:break-before="auto"/>
    </style:style>
    <style:style style:name="ro10" style:family="table-row">
      <style:table-row-properties style:row-height="28.15pt" style:use-optimal-row-height="true" fo:break-before="auto"/>
    </style:style>
    <style:style style:name="ro11" style:family="table-row">
      <style:table-row-properties style:row-height="86.45pt" style:use-optimal-row-height="true" fo:break-before="auto"/>
    </style:style>
    <style:style style:name="ro12" style:family="table-row">
      <style:table-row-properties style:row-height="27.6pt" style:use-optimal-row-height="true" fo:break-before="auto"/>
    </style:style>
    <style:style style:name="ro13" style:family="table-row">
      <style:table-row-properties style:row-height="83.45pt" style:use-optimal-row-height="true" fo:break-before="auto"/>
    </style:style>
    <style:style style:name="ro14" style:family="table-row">
      <style:table-row-properties style:row-height="40.15pt" style:use-optimal-row-height="true" fo:break-before="auto"/>
    </style:style>
    <style:style style:name="ro15" style:family="table-row">
      <style:table-row-properties style:row-height="71.45pt" style:use-optimal-row-height="true" fo:break-before="auto"/>
    </style:style>
    <style:style style:name="ro16" style:family="table-row">
      <style:table-row-properties style:row-height="15.6pt" style:use-optimal-row-height="true" fo:break-before="auto"/>
    </style:style>
    <style:style style:name="ro17" style:family="table-row">
      <style:table-row-properties style:row-height="46.9pt" style:use-optimal-row-height="true" fo:break-before="auto"/>
    </style:style>
    <style:style style:name="ro18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PLATFORM</text:p>
          </table:table-cell>
          <table:table-cell office:value-type="string" table:style-name="ce2">
            <text:p>POST CONTENT</text:p>
          </table:table-cell>
          <table:table-cell office:value-type="string" table:style-name="ce2">
            <text:p>MEDIA/GRAPHIC</text:p>
          </table:table-cell>
          <table:table-cell office:value-type="string" table:style-name="ce2">
            <text:p>HASHTAGS</text:p>
          </table:table-cell>
          <table:table-cell office:value-type="string" table:style-name="ce2">
            <text:p>CAPTIONS</text:p>
          </table:table-cell>
          <table:table-cell office:value-type="string" table:style-name="ce2">
            <text:p>CONTENT CREATOR</text:p>
          </table:table-cell>
          <table:table-cell table:number-columns-repeated="16377" table:style-name="ce1"/>
        </table:table-row>
        <table:table-row table:style-name="ro2">
          <table:table-cell office:value-type="date" office:date-value="2025-01-25T00:00:00" table:style-name="ce3">
            <text:p>25-1-2025</text:p>
          </table:table-cell>
          <table:table-cell office:value-type="string" table:style-name="ce4">
            <text:p>Instagram</text:p>
          </table:table-cell>
          <table:table-cell office:value-type="string" table:style-name="ce4">
            <text:p>promotion of a product</text:p>
          </table:table-cell>
          <table:table-cell office:value-type="string" table:style-name="ce4">
            <text:p>reel about amazon fall decor and hosting essentials</text:p>
          </table:table-cell>
          <table:table-cell office:value-type="string" table:style-name="ce5">
            <text:p><text:a xlink:href="https://www.instagram.com/explore/tags/amazonfinds/"><text:span text:style-name="T1">#AmazonFinds</text:span></text:a></text:p>
          </table:table-cell>
          <table:table-cell office:value-type="string" table:style-name="ce6">
            <text:p>Enter your hosting era 🍁 Shop Early Deals at the link in bio.</text:p>
          </table:table-cell>
          <table:table-cell office:value-type="string" table:style-name="ce5">
            <text:p><text:a xlink:href="https://www.instagram.com/maddycorbin/"><text:span text:style-name="T1">@maddycorbin</text:span></text:a></text:p>
          </table:table-cell>
          <table:table-cell table:number-columns-repeated="19" table:style-name="ce7"/>
          <table:table-cell table:number-columns-repeated="16358"/>
        </table:table-row>
        <table:table-row table:style-name="ro3">
          <table:table-cell office:value-type="date" office:date-value="2025-01-25T00:00:00" table:style-name="ce3">
            <text:p>25-1-2025</text:p>
          </table:table-cell>
          <table:table-cell office:value-type="string" table:style-name="ce4">
            <text:p>Instagram</text:p>
          </table:table-cell>
          <table:table-cell office:value-type="string" table:style-name="ce4">
            <text:p>promotion of a product</text:p>
          </table:table-cell>
          <table:table-cell office:value-type="string" table:style-name="ce8">
            <text:p>reel about soup pot</text:p>
          </table:table-cell>
          <table:table-cell office:value-type="string" table:style-name="ce9">
            <text:p><text:a xlink:href="https://www.instagram.com/explore/tags/amazonfinds/"><text:span text:style-name="T1">#AmazonFinds</text:span></text:a></text:p>
          </table:table-cell>
          <table:table-cell office:value-type="string" table:style-name="ce6">
            <text:p>With four versatile modes, it’s as functional as it is beautiful ⏲️ Shop Early Deals at the link in bio.</text:p>
          </table:table-cell>
          <table:table-cell office:value-type="string" table:style-name="ce9">
            <text:p><text:a xlink:href="https://www.instagram.com/averyjelinek/"><text:span text:style-name="T1">@averyjelinek</text:span></text:a></text:p>
          </table:table-cell>
          <table:table-cell table:number-columns-repeated="16377" table:style-name="ce1"/>
        </table:table-row>
        <table:table-row table:style-name="ro3">
          <table:table-cell office:value-type="date" office:date-value="2025-01-25T00:00:00" table:style-name="ce3">
            <text:p>25-1-2025</text:p>
          </table:table-cell>
          <table:table-cell office:value-type="string" table:style-name="ce4">
            <text:p>Instagram</text:p>
          </table:table-cell>
          <table:table-cell office:value-type="string" table:style-name="ce4">
            <text:p>promotion of a product</text:p>
          </table:table-cell>
          <table:table-cell office:value-type="string" table:style-name="ce4">
            <text:p>reel about white bedding (bedsheet set)</text:p>
          </table:table-cell>
          <table:table-cell office:value-type="string" table:style-name="ce9">
            <text:p><text:a xlink:href="https://www.instagram.com/explore/tags/amazonfinds/"><text:span text:style-name="T1">#AmazonFinds</text:span></text:a></text:p>
          </table:table-cell>
          <table:table-cell office:value-type="string" table:style-name="ce6">
            <text:p>Give your bed a winter wonderland refresh ❄️ Shop Early Deals at the link in bio.</text:p>
          </table:table-cell>
          <table:table-cell office:value-type="string" table:style-name="ce9">
            <text:p><text:a xlink:href="https://www.instagram.com/groundedinneutral/"><text:span text:style-name="T1">@groundedinneutral</text:span></text:a></text:p>
          </table:table-cell>
          <table:table-cell table:number-columns-repeated="16377" table:style-name="ce1"/>
        </table:table-row>
        <table:table-row table:style-name="ro4">
          <table:table-cell office:value-type="date" office:date-value="2025-01-26T00:00:00" table:style-name="ce10">
            <text:p>26-1-2025</text:p>
          </table:table-cell>
          <table:table-cell office:value-type="string" table:style-name="ce4">
            <text:p>Instagram</text:p>
          </table:table-cell>
          <table:table-cell office:value-type="string" table:style-name="ce4">
            <text:p>promotion of products</text:p>
          </table:table-cell>
          <table:table-cell office:value-type="string" table:style-name="ce4">
            <text:p><text:s/>reel about amazon winter essentials</text:p>
          </table:table-cell>
          <table:table-cell office:value-type="string" table:style-name="ce9">
            <text:p><text:a xlink:href="https://www.instagram.com/explore/tags/amazonfinds/"><text:span text:style-name="T1">#AmazonFinds</text:span></text:a></text:p>
          </table:table-cell>
          <table:table-cell office:value-type="string" table:style-name="ce6">
            <text:p>Cold doesn’t stand a chance ❄️ Shop early deals at the link in bio.</text:p>
          </table:table-cell>
          <table:table-cell office:value-type="string" table:style-name="ce9">
            <text:p><text:a xlink:href="https://www.instagram.com/strollinginthesuburbs/"><text:span text:style-name="T1">@strollinginthesuburbs</text:span></text:a></text:p>
          </table:table-cell>
          <table:table-cell table:number-columns-repeated="16377" table:style-name="ce1"/>
        </table:table-row>
        <table:table-row table:style-name="ro5">
          <table:table-cell office:value-type="date" office:date-value="2025-01-26T00:00:00" table:style-name="ce10">
            <text:p>26-1-2025</text:p>
          </table:table-cell>
          <table:table-cell office:value-type="string" table:style-name="ce4">
            <text:p>Instagram</text:p>
          </table:table-cell>
          <table:table-cell office:value-type="string" table:style-name="ce4">
            <text:p>promotion of a product</text:p>
          </table:table-cell>
          <table:table-cell office:value-type="string" table:style-name="ce4">
            <text:p>reel about amazon winter find (design inspired)</text:p>
          </table:table-cell>
          <table:table-cell office:value-type="string" table:style-name="ce5">
            <text:p><text:a xlink:href="https://www.instagram.com/explore/tags/amazonfinds/"><text:span text:style-name="T1">#amazonfinds</text:span><text:span text:style-name="T2"><text:s/></text:span><text:span text:style-name="T1">#amazonfashion</text:span><text:span text:style-name="T2"><text:s/></text:span><text:span text:style-name="T1">#styleinspo</text:span></text:a></text:p>
          </table:table-cell>
          <table:table-cell office:value-type="string" table:style-name="ce6">
            <text:p>Because layering is an art form 🧥 Shop Early Deals at the link in bio.</text:p>
          </table:table-cell>
          <table:table-cell office:value-type="string" table:style-name="ce9">
            <text:p><text:a xlink:href="https://www.instagram.com/hunterdestin/"><text:span text:style-name="T1">@hunterdestin</text:span></text:a></text:p>
          </table:table-cell>
          <table:table-cell table:number-columns-repeated="16377" table:style-name="ce1"/>
        </table:table-row>
        <table:table-row table:style-name="ro3">
          <table:table-cell office:value-type="date" office:date-value="2025-01-26T00:00:00" table:style-name="ce10">
            <text:p>26-1-2025</text:p>
          </table:table-cell>
          <table:table-cell office:value-type="string" table:style-name="ce4">
            <text:p>Instagram</text:p>
          </table:table-cell>
          <table:table-cell office:value-type="string" table:style-name="ce4">
            <text:p>promotion of a product</text:p>
          </table:table-cell>
          <table:table-cell office:value-type="string" table:style-name="ce8">
            <text:p>reel about amazon fresh<text:s/></text:p>
          </table:table-cell>
          <table:table-cell office:value-type="string" table:style-name="ce8">
            <text:p>no hashtags</text:p>
          </table:table-cell>
          <table:table-cell office:value-type="string" table:style-name="ce6">
            <text:p>Give your fridge the holiday glow-up it deserves with Amazon Fresh essentials!</text:p>
          </table:table-cell>
          <table:table-cell office:value-type="string" table:style-name="ce4">
            <text:p>collaboration with amazon fresh</text:p>
          </table:table-cell>
          <table:table-cell table:number-columns-repeated="16377" table:style-name="ce1"/>
        </table:table-row>
        <table:table-row table:style-name="ro5">
          <table:table-cell office:value-type="date" office:date-value="2025-01-27T00:00:00" table:style-name="ce10">
            <text:p>27-1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<text:span text:style-name="T3">promotion of product</text:span><text:span text:style-name="T3">s</text:span></text:p>
          </table:table-cell>
          <table:table-cell office:value-type="string" table:style-name="ce4">
            <text:p>reel about amazon golden kitchen</text:p>
          </table:table-cell>
          <table:table-cell office:value-type="string" table:style-name="ce5">
            <text:p><text:a xlink:href="https://www.instagram.com/explore/tags/amazonfinds/"><text:span text:style-name="T1">#amazonfinds</text:span><text:span text:style-name="T2"><text:s/></text:span><text:span text:style-name="T1">#amazonkitchen</text:span><text:span text:style-name="T2"><text:s/></text:span><text:span text:style-name="T1">#kitchendecor</text:span></text:a></text:p>
          </table:table-cell>
          <table:table-cell office:value-type="string" table:style-name="ce6">
            <text:p>Gold goes with everything 🥇 Shop Early Deals at the link in bio.</text:p>
          </table:table-cell>
          <table:table-cell office:value-type="string" table:style-name="ce11">
            <text:p><text:a xlink:href="https://www.instagram.com/ahillcountryhome/"><text:span text:style-name="T4">@ahillcountryhome</text:span></text:a></text:p>
          </table:table-cell>
          <table:table-cell table:number-columns-repeated="16377" table:style-name="ce1"/>
        </table:table-row>
        <table:table-row table:style-name="ro6">
          <table:table-cell office:value-type="date" office:date-value="2025-01-27T00:00:00" table:style-name="ce10">
            <text:p>27-1-2025</text:p>
          </table:table-cell>
          <table:table-cell office:value-type="string" table:style-name="ce4">
            <text:p>Instagram</text:p>
          </table:table-cell>
          <table:table-cell office:value-type="string" table:style-name="ce4">
            <text:p>customer review(fun content)</text:p>
          </table:table-cell>
          <table:table-cell office:value-type="string" table:style-name="ce4">
            <text:p>reel about customer review by adam driver</text:p>
          </table:table-cell>
          <table:table-cell office:value-type="string" table:style-name="ce8">
            <text:p>no hashtags</text:p>
          </table:table-cell>
          <table:table-cell office:value-type="string" table:style-name="ce6">
            <text:p>Welcome to 5-Star Theater: real customer reviews performed by Adam Driver. ⭐️ ⭐️ ⭐️ ⭐️ ⭐️ This one saved a marriage. More to come.</text:p>
          </table:table-cell>
          <table:table-cell office:value-type="string" table:style-name="ce12">
            <text:p>no user name<text:s/></text:p>
          </table:table-cell>
          <table:table-cell table:number-columns-repeated="16377" table:style-name="ce1"/>
        </table:table-row>
        <table:table-row table:style-name="ro4">
          <table:table-cell office:value-type="date" office:date-value="2025-01-28T00:00:00" table:style-name="ce10">
            <text:p>28-1-2025</text:p>
          </table:table-cell>
          <table:table-cell office:value-type="string" table:style-name="ce4">
            <text:p>Instagram</text:p>
          </table:table-cell>
          <table:table-cell office:value-type="string" table:style-name="ce4">
            <text:p>repost of tik tok amazon gift</text:p>
          </table:table-cell>
          <table:table-cell office:value-type="string" table:style-name="ce8">
            <text:p>reel about holiday gifts</text:p>
          </table:table-cell>
          <table:table-cell office:value-type="string" table:style-name="ce8">
            <text:p>no hashtags</text:p>
          </table:table-cell>
          <table:table-cell office:value-type="string" table:style-name="ce13">
            <text:p>Delivering some holiday cheer! 📦✨</text:p>
          </table:table-cell>
          <table:table-cell office:value-type="string" table:style-name="ce13">
            <text:p>amybae47 on TikTok</text:p>
          </table:table-cell>
          <table:table-cell table:number-columns-repeated="16377" table:style-name="ce1"/>
        </table:table-row>
        <table:table-row table:style-name="ro7">
          <table:table-cell office:value-type="date" office:date-value="2025-01-28T00:00:00" table:style-name="ce10">
            <text:p>28-1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8">
            <text:p>reel about black friday deals</text:p>
          </table:table-cell>
          <table:table-cell office:value-type="string" table:style-name="ce8">
            <text:p>no hashtags</text:p>
          </table:table-cell>
          <table:table-cell office:value-type="string" table:style-name="ce6">
            <text:p>Black Friday deals are brewing and this one is piping hot ☕️ Shop Black Friday Week deals now at the link in bio and check back for big and exciting deals dropping every day. *JUNIPER SOLD OUT - Shop deals on other colorways</text:p>
          </table:table-cell>
          <table:table-cell office:value-type="string" table:style-name="ce4">
            <text:p>collaboration with amazon home</text:p>
          </table:table-cell>
          <table:table-cell table:number-columns-repeated="16377" table:style-name="ce1"/>
        </table:table-row>
        <table:table-row table:style-name="ro8">
          <table:table-cell office:value-type="date" office:date-value="2025-01-29T00:00:00" table:style-name="ce10">
            <text:p>29-1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<text:s/>a product</text:p>
          </table:table-cell>
          <table:table-cell office:value-type="string" table:style-name="ce4">
            <text:p>reel about tineco (vaccumcleaner)</text:p>
          </table:table-cell>
          <table:table-cell office:value-type="string" table:style-name="ce9">
            <text:p><text:a xlink:href="https://www.instagram.com/explore/tags/amazonfinds/"><text:span text:style-name="T1">#AmazonFinds</text:span></text:a></text:p>
          </table:table-cell>
          <table:table-cell office:value-type="string" table:style-name="ce6">
            <text:p>Cut down on your cleaning time this Holiday season with this Tineco deal 🫧 Shop Black Friday Week deals at the link in bio.</text:p>
          </table:table-cell>
          <table:table-cell office:value-type="string" table:style-name="ce9">
            <text:p><text:a xlink:href="https://www.instagram.com/theokaekaela/"><text:span text:style-name="T1">@theokaekaela</text:span></text:a></text:p>
          </table:table-cell>
          <table:table-cell table:number-columns-repeated="16377" table:style-name="ce1"/>
        </table:table-row>
        <table:table-row table:style-name="ro8">
          <table:table-cell office:value-type="date" office:date-value="2025-01-29T00:00:00" table:style-name="ce10">
            <text:p>29-1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a <text:s/>product</text:p>
          </table:table-cell>
          <table:table-cell office:value-type="string" table:style-name="ce8">
            <text:p>reel about a study desk</text:p>
          </table:table-cell>
          <table:table-cell office:value-type="string" table:style-name="ce14">
            <text:p><text:a xlink:href="https://www.instagram.com/explore/tags/amazonfinds/"><text:span text:style-name="T5">#AmazonFinds</text:span></text:a></text:p>
          </table:table-cell>
          <table:table-cell office:value-type="string" table:style-name="ce6">
            <text:p>Pssssst. That standing desk you've had your eye on is on deal 👀 Shop Black Friday Week deals at the link in bio.</text:p>
          </table:table-cell>
          <table:table-cell office:value-type="string" table:style-name="ce9">
            <text:p><text:a xlink:href="https://www.instagram.com/heyyemilyrae/"><text:span text:style-name="T1">@heyyemilyrae</text:span></text:a></text:p>
          </table:table-cell>
          <table:table-cell table:number-columns-repeated="16377" table:style-name="ce1"/>
        </table:table-row>
        <table:table-row table:style-name="ro8">
          <table:table-cell office:value-type="date" office:date-value="2025-01-30T00:00:00" table:style-name="ce10">
            <text:p>30-1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a product</text:p>
          </table:table-cell>
          <table:table-cell office:value-type="string" table:style-name="ce8">
            <text:p>reel about sleeper chair</text:p>
          </table:table-cell>
          <table:table-cell office:value-type="string" table:style-name="ce9">
            <text:p><text:a xlink:href="https://www.instagram.com/explore/tags/amazonfinds/"><text:span text:style-name="T1">#AmazonFinds</text:span></text:a></text:p>
          </table:table-cell>
          <table:table-cell office:value-type="string" table:style-name="ce6">
            <text:p>his sleeper chair will definitely come in handy during hosting season 🎄 Shop Black Friday Week deals at the link in bio.</text:p>
          </table:table-cell>
          <table:table-cell office:value-type="string" table:style-name="ce9">
            <text:p><text:a xlink:href="https://www.instagram.com/itschelseahope/"><text:span text:style-name="T1">@itschelseahope</text:span></text:a></text:p>
          </table:table-cell>
          <table:table-cell table:number-columns-repeated="16377" table:style-name="ce1"/>
        </table:table-row>
        <table:table-row table:style-name="ro8">
          <table:table-cell office:value-type="date" office:date-value="2025-01-30T00:00:00" table:style-name="ce10">
            <text:p>30-1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a product</text:p>
          </table:table-cell>
          <table:table-cell office:value-type="string" table:style-name="ce4">
            <text:p>reel about amazon black friday deals</text:p>
          </table:table-cell>
          <table:table-cell office:value-type="string" table:style-name="ce15">
            <text:p><text:a xlink:href="https://www.instagram.com/explore/tags/amazonfinds/"><text:span text:style-name="T6">#AmazonFinds</text:span></text:a></text:p>
          </table:table-cell>
          <table:table-cell office:value-type="string" table:style-name="ce6">
            <text:p>Seriously cute deals ✨ Save on aesthetic home finds and more during Black Friday Week at the link in bio.</text:p>
          </table:table-cell>
          <table:table-cell office:value-type="string" table:style-name="ce9">
            <text:p><text:a xlink:href="https://www.instagram.com/thesunkissedlife_/"><text:span text:style-name="T1">@thesunkissedlife_</text:span></text:a></text:p>
          </table:table-cell>
          <table:table-cell table:number-columns-repeated="16377" table:style-name="ce1"/>
        </table:table-row>
        <table:table-row table:style-name="ro8">
          <table:table-cell office:value-type="date" office:date-value="2025-01-31T00:00:00" table:style-name="ce10">
            <text:p>31-1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a product</text:p>
          </table:table-cell>
          <table:table-cell office:value-type="string" table:style-name="ce4">
            <text:p>reel about winter fashion(layering for fall outfits)</text:p>
          </table:table-cell>
          <table:table-cell office:value-type="string" table:style-name="ce9">
            <text:p><text:a xlink:href="https://www.instagram.com/explore/tags/amazonfinds/"><text:span text:style-name="T1">#AmazonFinds</text:span></text:a></text:p>
          </table:table-cell>
          <table:table-cell office:value-type="string" table:style-name="ce6">
            <text:p>Pass the green bean casserole and the outfit deets 🙂‍↕️ Shop Black Friday Week deals on Thanksgiving outfits and more at the link in bio.</text:p>
          </table:table-cell>
          <table:table-cell office:value-type="string" table:style-name="ce14">
            <text:p><text:a xlink:href="https://www.instagram.com/denise__duran/"><text:span text:style-name="T5">@denise__duran</text:span></text:a></text:p>
          </table:table-cell>
          <table:table-cell table:number-columns-repeated="16377" table:style-name="ce1"/>
        </table:table-row>
        <table:table-row table:style-name="ro6">
          <table:table-cell office:value-type="date" office:date-value="2025-02-01T00:00:00" table:style-name="ce10">
            <text:p>1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4">
            <text:p><text:s/>reel about amazon kitchen finds</text:p>
          </table:table-cell>
          <table:table-cell office:value-type="string" table:style-name="ce9">
            <text:p><text:a xlink:href="https://www.instagram.com/explore/tags/amazonfinds/"><text:span text:style-name="T1">#AmazonFinds</text:span></text:a></text:p>
          </table:table-cell>
          <table:table-cell office:value-type="string" table:style-name="ce6">
            <text:p>This kitchen gadget will make Holiday meal prep a breeze 😍 Shop Black Friday week deals on this viral veggie chopper and more at the link in bio.</text:p>
          </table:table-cell>
          <table:table-cell office:value-type="string" table:style-name="ce9">
            <text:p><text:a xlink:href="https://www.instagram.com/mydreamyhomefinds/"><text:span text:style-name="T1">@mydreamyhomefinds</text:span></text:a></text:p>
          </table:table-cell>
          <table:table-cell table:number-columns-repeated="16377"/>
        </table:table-row>
        <table:table-row table:style-name="ro8">
          <table:table-cell office:value-type="date" office:date-value="2025-02-01T00:00:00" table:style-name="ce10">
            <text:p>1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8">
            <text:p>reel about faux olive tree</text:p>
          </table:table-cell>
          <table:table-cell office:value-type="string" table:style-name="ce9">
            <text:p><text:a xlink:href="https://www.instagram.com/explore/tags/amazonfinds/"><text:span text:style-name="T1">#AmazonFinds</text:span></text:a></text:p>
          </table:table-cell>
          <table:table-cell office:value-type="string" table:style-name="ce6">
            <text:p>That empty corner has been waiting for this 🫒 Shop Black Friday deals on this fan-favorite faux olive tree and more at the link in bio.</text:p>
          </table:table-cell>
          <table:table-cell office:value-type="string" table:style-name="ce14">
            <text:p><text:a xlink:href="https://www.instagram.com/ozaygiz/"><text:span text:style-name="T5">@ozaygiz</text:span></text:a></text:p>
          </table:table-cell>
          <table:table-cell table:number-columns-repeated="16377"/>
        </table:table-row>
        <table:table-row table:style-name="ro9">
          <table:table-cell office:value-type="date" office:date-value="2025-02-02T00:00:00" table:style-name="ce10">
            <text:p>2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</text:p>
          </table:table-cell>
          <table:table-cell office:value-type="string" table:style-name="ce8">
            <text:p>reel about candle warmer</text:p>
          </table:table-cell>
          <table:table-cell office:value-type="string" table:style-name="ce5">
            <text:p><text:a xlink:href="https://www.instagram.com/explore/tags/amazonfinds/"><text:span text:style-name="T1">#amazonfinds</text:span><text:span text:style-name="T2"><text:s/></text:span><text:span text:style-name="T1">#amazondeals</text:span><text:span text:style-name="T2"><text:s/></text:span><text:span text:style-name="T1">#blackfridaydeals</text:span></text:a></text:p>
          </table:table-cell>
          <table:table-cell office:value-type="string" table:style-name="ce6">
            <text:p>A perfect gift idea for the candle-obsessed in your life 🕯️ Shop Black Friday Week deals at the link in bio.</text:p>
          </table:table-cell>
          <table:table-cell office:value-type="string" table:style-name="ce13">
            <text:p>karla.designs on TikTok</text:p>
          </table:table-cell>
          <table:table-cell table:number-columns-repeated="16377"/>
        </table:table-row>
        <table:table-row table:style-name="ro3">
          <table:table-cell office:value-type="date" office:date-value="2025-02-03T00:00:00" table:style-name="ce10">
            <text:p>3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</text:p>
          </table:table-cell>
          <table:table-cell office:value-type="string" table:style-name="ce4">
            <text:p>reel about rufus ,personal shopping assistant</text:p>
          </table:table-cell>
          <table:table-cell office:value-type="string" table:style-name="ce8">
            <text:p>no hashtags</text:p>
          </table:table-cell>
          <table:table-cell office:value-type="string" table:style-name="ce6">
            <text:p>Share this Black Friday and Cyber Monday shopping hack with your besties. You’re sure to fall in love. 😍</text:p>
          </table:table-cell>
          <table:table-cell office:value-type="string" table:style-name="ce8">
            <text:p>no username mentioned</text:p>
          </table:table-cell>
          <table:table-cell table:number-columns-repeated="16377"/>
        </table:table-row>
        <table:table-row table:style-name="ro3">
          <table:table-cell office:value-type="date" office:date-value="2025-02-03T00:00:00" table:style-name="ce10">
            <text:p>3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4">
            <text:p>post about black friday week products</text:p>
          </table:table-cell>
          <table:table-cell office:value-type="string" table:style-name="ce9">
            <text:p><text:a xlink:href="https://www.instagram.com/explore/tags/amazonfinds/"><text:span text:style-name="T1">#AmazonFinds</text:span></text:a></text:p>
          </table:table-cell>
          <table:table-cell office:value-type="string" table:style-name="ce6">
            <text:p>Gifts for everyone on your list 🎁 Shop Black Friday deals at the link in bio.</text:p>
          </table:table-cell>
          <table:table-cell office:value-type="string" table:style-name="ce8">
            <text:p>no username mentioned</text:p>
          </table:table-cell>
          <table:table-cell table:number-columns-repeated="16377"/>
        </table:table-row>
        <table:table-row table:style-name="ro3">
          <table:table-cell office:value-type="date" office:date-value="2025-02-03T00:00:00" table:style-name="ce10">
            <text:p>3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4">
            <text:p>reel about amazon kitchen favourite</text:p>
          </table:table-cell>
          <table:table-cell office:value-type="string" table:style-name="ce9">
            <text:p><text:a xlink:href="https://www.instagram.com/explore/tags/amazonfinds/"><text:span text:style-name="T1">#AmazonFinds</text:span></text:a></text:p>
          </table:table-cell>
          <table:table-cell office:value-type="string" table:style-name="ce6">
            <text:p>Cook up some sweet savings this weekend 🛍️ Shop Black Friday Deals at the link in bio</text:p>
          </table:table-cell>
          <table:table-cell office:value-type="string" table:style-name="ce14">
            <text:p><text:a xlink:href="https://www.instagram.com/anya_bumag/"><text:span text:style-name="T5">@anya_bumag</text:span></text:a></text:p>
          </table:table-cell>
          <table:table-cell table:number-columns-repeated="16377"/>
        </table:table-row>
        <table:table-row table:style-name="ro3">
          <table:table-cell office:value-type="date" office:date-value="2025-02-04T00:00:00" table:style-name="ce10">
            <text:p>4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8">
            <text:p>reel about minimalist sofa</text:p>
          </table:table-cell>
          <table:table-cell office:value-type="string" table:style-name="ce15">
            <text:p><text:a xlink:href="https://www.instagram.com/explore/tags/amazonfinds/">#AmazonFinds</text:a></text:p>
          </table:table-cell>
          <table:table-cell office:value-type="string" table:style-name="ce6">
            <text:p>It’s *almost* too pretty to sit on 😍 Shop Black Friday Week deals on furniture and more at the link in bio.</text:p>
          </table:table-cell>
          <table:table-cell office:value-type="string" table:style-name="ce9">
            <text:p><text:a xlink:href="https://www.instagram.com/emm_interiors/"><text:span text:style-name="T1">@emm_interiors</text:span></text:a></text:p>
          </table:table-cell>
          <table:table-cell table:number-columns-repeated="16377"/>
        </table:table-row>
        <table:table-row table:style-name="ro9">
          <table:table-cell office:value-type="date" office:date-value="2025-02-04T00:00:00" table:style-name="ce10">
            <text:p>4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4">
            <text:p>reel about amazon fashion(strtetchy pants)</text:p>
          </table:table-cell>
          <table:table-cell office:value-type="string" table:style-name="ce5">
            <text:p><text:a xlink:href="https://www.instagram.com/explore/tags/amazonfinds/"><text:span text:style-name="T1">#amazonfinds</text:span><text:span text:style-name="T2"><text:s/></text:span><text:span text:style-name="T1">#amazondeals</text:span><text:span text:style-name="T2"><text:s/></text:span><text:span text:style-name="T1">#blackfridaydeals</text:span></text:a></text:p>
          </table:table-cell>
          <table:table-cell office:value-type="string" table:style-name="ce6">
            <text:p>We’re thankful for stretchy pants 🤎 Get deals on must-have loungewear via the link in bio.</text:p>
          </table:table-cell>
          <table:table-cell office:value-type="string" table:style-name="ce9">
            <text:p><text:a xlink:href="https://www.instagram.com/mimipluswill/"><text:span text:style-name="T1">@mimipluswill</text:span></text:a></text:p>
          </table:table-cell>
          <table:table-cell table:number-columns-repeated="16377"/>
        </table:table-row>
        <table:table-row table:style-name="ro3">
          <table:table-cell office:value-type="date" office:date-value="2025-02-05T00:00:00" table:style-name="ce10">
            <text:p>5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4">
            <text:p>reel about black friday and cyber monday products</text:p>
          </table:table-cell>
          <table:table-cell office:value-type="string" table:style-name="ce9">
            <text:p><text:a xlink:href="https://www.instagram.com/explore/tags/amazonfinds/"><text:span text:style-name="T1">#AmazonFinds</text:span></text:a></text:p>
          </table:table-cell>
          <table:table-cell office:value-type="string" table:style-name="ce6">
            <text:p>All of your dream essentials, on deal ✨ Shop Black Friday deals now at the link in bio.</text:p>
          </table:table-cell>
          <table:table-cell office:value-type="string" table:style-name="ce9">
            <text:p><text:a xlink:href="https://www.instagram.com/activecactus/"><text:span text:style-name="T1">@activecactus</text:span></text:a></text:p>
          </table:table-cell>
          <table:table-cell table:number-columns-repeated="16377"/>
        </table:table-row>
        <table:table-row table:style-name="ro6">
          <table:table-cell office:value-type="date" office:date-value="2025-02-05T00:00:00" table:style-name="ce10">
            <text:p>5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4">
            <text:p>reel about black friday and cyber monday products</text:p>
          </table:table-cell>
          <table:table-cell office:value-type="string" table:style-name="ce14">
            <text:p><text:a xlink:href="https://www.instagram.com/explore/tags/amazonfinds/"><text:span text:style-name="T5">#AmazonFinds</text:span></text:a></text:p>
          </table:table-cell>
          <table:table-cell office:value-type="string" table:style-name="ce6">
            <text:p>Alix and Ashtin Earle share the PERFECT gifting inspo for your bestie (or yourself 👀). Shop these Black Friday deals and more at the link in bio</text:p>
          </table:table-cell>
          <table:table-cell office:value-type="string" table:style-name="ce9">
            <text:p><text:a xlink:href="https://www.instagram.com/ashtin/"><text:span text:style-name="T1">@ashtin</text:span><text:span text:style-name="T2"><text:s/>&amp;<text:s/></text:span><text:span text:style-name="T1">@alix_earle</text:span></text:a></text:p>
          </table:table-cell>
          <table:table-cell table:number-columns-repeated="16377"/>
        </table:table-row>
        <table:table-row table:style-name="ro3">
          <table:table-cell office:value-type="date" office:date-value="2025-02-05T00:00:00" table:style-name="ce10">
            <text:p>5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4">
            <text:p>reel about amazon genius deals</text:p>
          </table:table-cell>
          <table:table-cell office:value-type="string" table:style-name="ce9">
            <text:p><text:a xlink:href="https://www.instagram.com/explore/tags/amazonfinds/"><text:span text:style-name="T1">#AmazonFinds</text:span></text:a></text:p>
          </table:table-cell>
          <table:table-cell office:value-type="string" table:style-name="ce6">
            <text:p>These Black Friday deals are sizzling 🤑 Shop epic deals now at the link in bio</text:p>
          </table:table-cell>
          <table:table-cell office:value-type="string" table:style-name="ce9">
            <text:p><text:a xlink:href="https://www.instagram.com/tiffanyallison7/"><text:span text:style-name="T1">@tiffanyallison7</text:span></text:a></text:p>
          </table:table-cell>
          <table:table-cell table:number-columns-repeated="16377"/>
        </table:table-row>
        <table:table-row table:style-name="ro4">
          <table:table-cell office:value-type="date" office:date-value="2025-02-06T00:00:00" table:style-name="ce10">
            <text:p>6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4">
            <text:p>post about balck friday wishlist and picks</text:p>
          </table:table-cell>
          <table:table-cell office:value-type="string" table:style-name="ce9">
            <text:p><text:a xlink:href="https://www.instagram.com/explore/tags/amazonfinds/"><text:span text:style-name="T1">#AmazonFinds</text:span></text:a></text:p>
          </table:table-cell>
          <table:table-cell office:value-type="string" table:style-name="ce6">
            <text:p>Add to cart now and save big 💸 Shop Black Friday at the link in bio.</text:p>
          </table:table-cell>
          <table:table-cell office:value-type="string" table:style-name="ce8">
            <text:p>no username mentioned</text:p>
          </table:table-cell>
          <table:table-cell table:number-columns-repeated="16377"/>
        </table:table-row>
        <table:table-row table:style-name="ro10">
          <table:table-cell office:value-type="date" office:date-value="2025-02-06T00:00:00" table:style-name="ce10">
            <text:p>6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8">
            <text:p>reel about tension rod garland</text:p>
          </table:table-cell>
          <table:table-cell office:value-type="string" table:style-name="ce14">
            <text:p><text:a xlink:href="https://www.instagram.com/explore/tags/amazonfinds/"><text:span text:style-name="T5">#AmazonFinds</text:span></text:a></text:p>
          </table:table-cell>
          <table:table-cell office:value-type="string" table:style-name="ce6">
            <text:p>Deck the halls with deals ❄️ Shop at the link in bio.</text:p>
          </table:table-cell>
          <table:table-cell office:value-type="string" table:style-name="ce14">
            <text:p><text:a xlink:href="https://www.instagram.com/crack_the_shutters/"><text:span text:style-name="T5">@crack_the_shutters</text:span></text:a></text:p>
          </table:table-cell>
          <table:table-cell table:number-columns-repeated="16377"/>
        </table:table-row>
        <table:table-row table:style-name="ro3">
          <table:table-cell office:value-type="date" office:date-value="2025-02-06T00:00:00" table:style-name="ce10">
            <text:p>6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4">
            <text:p>reel about be the house that hosts</text:p>
          </table:table-cell>
          <table:table-cell office:value-type="string" table:style-name="ce9">
            <text:p><text:a xlink:href="https://www.instagram.com/explore/tags/amazonfinds/"><text:span text:style-name="T1">#AmazonFinds</text:span></text:a></text:p>
          </table:table-cell>
          <table:table-cell office:value-type="string" table:style-name="ce6">
            <text:p>Be the house that hosts ✨ Shop Small Business deals at the link in bio.</text:p>
          </table:table-cell>
          <table:table-cell office:value-type="string" table:style-name="ce9">
            <text:p><text:a xlink:href="https://www.instagram.com/annaxsitar/"><text:span text:style-name="T1">@annaxsitar</text:span></text:a></text:p>
          </table:table-cell>
          <table:table-cell table:number-columns-repeated="16377"/>
        </table:table-row>
        <table:table-row table:style-name="ro8">
          <table:table-cell office:value-type="date" office:date-value="2025-02-07T00:00:00" table:style-name="ce10">
            <text:p>7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4">
            <text:p>reel about honest customer reviews with adam driver</text:p>
          </table:table-cell>
          <table:table-cell office:value-type="string" table:style-name="ce8">
            <text:p>no hashtags</text:p>
          </table:table-cell>
          <table:table-cell office:value-type="string" table:style-name="ce6">
            <text:p>Who's on the knotty list? 🙋 It's 5-Star Theater: real customer reviews performed by Adam Driver. ⭐️⭐️⭐️⭐️⭐️</text:p>
          </table:table-cell>
          <table:table-cell office:value-type="string" table:style-name="ce8">
            <text:p>no username mentioned</text:p>
          </table:table-cell>
          <table:table-cell table:number-columns-repeated="16377"/>
        </table:table-row>
        <table:table-row table:style-name="ro3">
          <table:table-cell office:value-type="date" office:date-value="2025-02-07T00:00:00" table:style-name="ce10">
            <text:p>7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8">
            <text:p>reel about amazon must have</text:p>
          </table:table-cell>
          <table:table-cell office:value-type="string" table:style-name="ce15">
            <text:p><text:a xlink:href="https://www.instagram.com/explore/tags/amazonfinds/"><text:span text:style-name="T6">#AmazonFinds</text:span></text:a></text:p>
          </table:table-cell>
          <table:table-cell office:value-type="string" table:style-name="ce6">
            <text:p>The ultimate hosting hack 🧑‍🍳 Check out this viral warming mat and more Cyber Monday deals at the link in bio.</text:p>
          </table:table-cell>
          <table:table-cell office:value-type="string" table:style-name="ce9">
            <text:p><text:a xlink:href="https://www.instagram.com/tiffany_williamson/"><text:span text:style-name="T1">@tiffany_williamson</text:span></text:a></text:p>
          </table:table-cell>
          <table:table-cell table:number-columns-repeated="16377"/>
        </table:table-row>
        <table:table-row table:style-name="ro3">
          <table:table-cell office:value-type="date" office:date-value="2025-02-08T00:00:00" table:style-name="ce10">
            <text:p>8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4">
            <text:p>reel about amazon night in product</text:p>
          </table:table-cell>
          <table:table-cell office:value-type="string" table:style-name="ce15">
            <text:p><text:a xlink:href="https://www.instagram.com/explore/tags/amazonfinds/"><text:span text:style-name="T6">#AmazonFinds</text:span></text:a></text:p>
          </table:table-cell>
          <table:table-cell office:value-type="string" table:style-name="ce6">
            <text:p>Everything you need for the perfect night in 🥰 Shop Cyber Monday deals now at the link in bio.</text:p>
          </table:table-cell>
          <table:table-cell office:value-type="string" table:style-name="ce9">
            <text:p><text:a xlink:href="https://www.instagram.com/gracelynnhewitt/"><text:span text:style-name="T1">@gracelynnhewitt</text:span></text:a></text:p>
          </table:table-cell>
          <table:table-cell table:number-columns-repeated="16377"/>
        </table:table-row>
        <table:table-row table:style-name="ro3">
          <table:table-cell office:value-type="date" office:date-value="2025-02-08T00:00:00" table:style-name="ce10">
            <text:p>8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8">
            <text:p>reel about amazon lens</text:p>
          </table:table-cell>
          <table:table-cell office:value-type="string" table:style-name="ce8">
            <text:p>no hashtags</text:p>
          </table:table-cell>
          <table:table-cell office:value-type="string" table:style-name="ce6">
            <text:p>Amazon Lens to the rescue this Cyber Monday. Share with the ones who need to know. 🤝</text:p>
          </table:table-cell>
          <table:table-cell office:value-type="string" table:style-name="ce8">
            <text:p>no username mentioned</text:p>
          </table:table-cell>
          <table:table-cell table:number-columns-repeated="16377"/>
        </table:table-row>
        <table:table-row table:style-name="ro3">
          <table:table-cell office:value-type="date" office:date-value="2025-02-08T00:00:00" table:style-name="ce10">
            <text:p>8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4">
            <text:p>reel about trendy amazon gift ideas</text:p>
          </table:table-cell>
          <table:table-cell office:value-type="string" table:style-name="ce9">
            <text:p><text:a xlink:href="https://www.instagram.com/explore/tags/amazonfinds/"><text:span text:style-name="T1">#AmazonFinds</text:span></text:a></text:p>
          </table:table-cell>
          <table:table-cell office:value-type="string" table:style-name="ce6">
            <text:p>Treat someone you love (or yourself 🩷). Shop Cyber Monday deals now at the link in bio</text:p>
          </table:table-cell>
          <table:table-cell office:value-type="string" table:style-name="ce9">
            <text:p><text:a xlink:href="https://www.instagram.com/bymichellelei/"><text:span text:style-name="T1">@bymichellelei</text:span></text:a></text:p>
          </table:table-cell>
          <table:table-cell table:number-columns-repeated="16377"/>
        </table:table-row>
        <table:table-row table:style-name="ro3">
          <table:table-cell office:value-type="date" office:date-value="2025-02-08T00:00:00" table:style-name="ce10">
            <text:p>8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4">
            <text:p>post about cyber monday wishlist save</text:p>
          </table:table-cell>
          <table:table-cell office:value-type="string" table:style-name="ce15">
            <text:p><text:a xlink:href="https://www.instagram.com/explore/tags/amazonfinds/"><text:span text:style-name="T6">#AmazonFinds</text:span></text:a></text:p>
          </table:table-cell>
          <table:table-cell office:value-type="string" table:style-name="ce6">
            <text:p>Fill your cart 🛒 Cyber Monday deals are here. Shop deals now before midnight PT at the link in bio.</text:p>
          </table:table-cell>
          <table:table-cell office:value-type="string" table:style-name="ce8">
            <text:p>no username mentioned</text:p>
          </table:table-cell>
          <table:table-cell table:number-columns-repeated="16377"/>
        </table:table-row>
        <table:table-row table:style-name="ro3">
          <table:table-cell office:value-type="date" office:date-value="2025-02-09T00:00:00" table:style-name="ce10">
            <text:p>9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4">
            <text:p>reel about amazon cyber monday deals</text:p>
          </table:table-cell>
          <table:table-cell office:value-type="string" table:style-name="ce16">
            <text:p><text:a xlink:href="https://www.instagram.com/explore/tags/amazonfinds/">#AmazonFinds</text:a></text:p>
          </table:table-cell>
          <table:table-cell office:value-type="string" table:style-name="ce6">
            <text:p>Pro tip: Add to cart before they’re gone 🛒 Shop Cyber Monday deals now at the link in bio.</text:p>
          </table:table-cell>
          <table:table-cell office:value-type="string" table:style-name="ce9">
            <text:p><text:a xlink:href="https://www.instagram.com/sagenferns/"><text:span text:style-name="T1">@sagenferns</text:span></text:a></text:p>
          </table:table-cell>
          <table:table-cell table:number-columns-repeated="16377"/>
        </table:table-row>
        <table:table-row table:style-name="ro8">
          <table:table-cell office:value-type="date" office:date-value="2025-02-09T00:00:00" table:style-name="ce10">
            <text:p>9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4">
            <text:p>reel about amazon cyber monday deals</text:p>
          </table:table-cell>
          <table:table-cell office:value-type="string" table:style-name="ce16">
            <text:p><text:a xlink:href="https://www.instagram.com/explore/tags/amazonfinds/">#AmazonFinds</text:a></text:p>
          </table:table-cell>
          <table:table-cell office:value-type="string" table:style-name="ce6">
            <text:p>Knock out your holiday shopping early and save big 🎁 Start with Cyber Monday deals at the link in the bio</text:p>
          </table:table-cell>
          <table:table-cell office:value-type="string" table:style-name="ce8">
            <text:p><text:s/>@melissa_fakler</text:p>
          </table:table-cell>
          <table:table-cell table:number-columns-repeated="16377"/>
        </table:table-row>
        <table:table-row table:style-name="ro6">
          <table:table-cell office:value-type="date" office:date-value="2025-02-09T00:00:00" table:style-name="ce10">
            <text:p>9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4">
            <text:p>reel about amazon cyber monday deals</text:p>
          </table:table-cell>
          <table:table-cell office:value-type="string" table:style-name="ce9">
            <text:p><text:a xlink:href="https://www.instagram.com/explore/tags/amazonfinds/"><text:span text:style-name="T1">#AmazonFinds</text:span></text:a></text:p>
          </table:table-cell>
          <table:table-cell office:value-type="string" table:style-name="ce6">
            <text:p>All of the ingredients for a relaxing night in 🛁 Cyber Monday is here, last chance to save on gifting for your loved ones (and yourself 😌) at the link in bio.</text:p>
          </table:table-cell>
          <table:table-cell office:value-type="string" table:style-name="ce15">
            <text:p><text:a xlink:href="https://www.instagram.com/alexisnicolehome/"><text:span text:style-name="T6">@alexisnicolehome</text:span></text:a></text:p>
          </table:table-cell>
          <table:table-cell table:number-columns-repeated="16377"/>
        </table:table-row>
        <table:table-row table:style-name="ro3">
          <table:table-cell office:value-type="date" office:date-value="2025-02-09T00:00:00" table:style-name="ce10">
            <text:p>9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8">
            <text:p>reel about drawer organisers</text:p>
          </table:table-cell>
          <table:table-cell office:value-type="string" table:style-name="ce9">
            <text:p><text:a xlink:href="https://www.instagram.com/explore/tags/amazonfinds/"><text:span text:style-name="T1">#AmazonFinds</text:span></text:a></text:p>
          </table:table-cell>
          <table:table-cell office:value-type="string" table:style-name="ce6">
            <text:p>Did someone say DEALS 🔥 Shop Cyber Monday deals now at the link in bio</text:p>
          </table:table-cell>
          <table:table-cell office:value-type="string" table:style-name="ce9">
            <text:p><text:a xlink:href="https://www.instagram.com/bymichellelei/"><text:span text:style-name="T1">@bymichellelei</text:span></text:a></text:p>
          </table:table-cell>
          <table:table-cell table:number-columns-repeated="16377"/>
        </table:table-row>
        <table:table-row table:style-name="ro3">
          <table:table-cell office:value-type="date" office:date-value="2025-02-09T00:00:00" table:style-name="ce10">
            <text:p>9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8">
            <text:p>reel about label maker</text:p>
          </table:table-cell>
          <table:table-cell office:value-type="string" table:style-name="ce9">
            <text:p><text:a xlink:href="https://www.instagram.com/explore/tags/amazonfinds/"><text:span text:style-name="T1">#AmazonFinds</text:span></text:a></text:p>
          </table:table-cell>
          <table:table-cell office:value-type="string" table:style-name="ce6">
            <text:p>Final hours for epic deals ⏰ Cyber Monday ends at midnight PT. Shop now at the link in bio.</text:p>
          </table:table-cell>
          <table:table-cell office:value-type="string" table:style-name="ce9">
            <text:p><text:a xlink:href="https://www.instagram.com/jodie.thedesigntwins/"><text:span text:style-name="T1">@jodie.thedesigntwins</text:span></text:a></text:p>
          </table:table-cell>
          <table:table-cell table:number-columns-repeated="16377"/>
        </table:table-row>
        <table:table-row table:style-name="ro6">
          <table:table-cell office:value-type="date" office:date-value="2025-02-09T00:00:00" table:style-name="ce10">
            <text:p>9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8">
            <text:p>reel abot dyson giveways</text:p>
          </table:table-cell>
          <table:table-cell office:value-type="string" table:style-name="ce17">
            <text:p>no hashtags</text:p>
          </table:table-cell>
          <table:table-cell office:value-type="string" table:style-name="ce6">
            <text:p>✨12 Days of Giveaways✨ starts today! Each day over the next 12 days, we'll be giving away some of your favorite Amazon products from this year 🎅</text:p>
          </table:table-cell>
          <table:table-cell office:value-type="string" table:style-name="ce8">
            <text:p>no username mentioned</text:p>
          </table:table-cell>
          <table:table-cell table:number-columns-repeated="16377"/>
        </table:table-row>
        <table:table-row table:style-name="ro4">
          <table:table-cell office:value-type="date" office:date-value="2025-02-09T00:00:00" table:style-name="ce10">
            <text:p>9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4">
            <text:p>reel about <text:s/>sofia grainge products</text:p>
          </table:table-cell>
          <table:table-cell office:value-type="string" table:style-name="ce17">
            <text:p>no hashtags</text:p>
          </table:table-cell>
          <table:table-cell office:value-type="string" table:style-name="ce18">
            <text:p>Something is coming 👀✨🥰<text:s/></text:p>
          </table:table-cell>
          <table:table-cell office:value-type="string" table:style-name="ce9">
            <text:p><text:a xlink:href="https://www.instagram.com/sofiagrainge/"><text:span text:style-name="T1">@sofiagrainge</text:span></text:a></text:p>
          </table:table-cell>
          <table:table-cell table:number-columns-repeated="16377"/>
        </table:table-row>
        <table:table-row table:style-name="ro11">
          <table:table-cell office:value-type="date" office:date-value="2025-02-10T00:00:00" table:style-name="ce10">
            <text:p>10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4">
            <text:p>reel about <text:s/>sofia grainge products</text:p>
          </table:table-cell>
          <table:table-cell office:value-type="string" table:style-name="ce23">
            <text:p><text:s/>#amazonessentialsxsofiagrainge</text:p>
          </table:table-cell>
          <table:table-cell office:value-type="string" table:style-name="ce5">
            <text:p><text:a xlink:href="https://www.instagram.com/sofiagrainge/">Style icon<text:s/><text:span text:style-name="T1">@sofiagrainge</text:span><text:span text:style-name="T2"><text:s/>is collaborating with Amazon Essentials to bring us an adorable line of inspired styles for little ones ✨ Shop Amazon Essentials x Sofia Grainge at the link in bio.</text:span></text:a></text:p>
          </table:table-cell>
          <table:table-cell office:value-type="string" table:style-name="ce9">
            <text:p><text:a xlink:href="https://www.instagram.com/sofiagrainge/"><text:span text:style-name="T1">@sofiagrainge</text:span></text:a></text:p>
          </table:table-cell>
          <table:table-cell table:number-columns-repeated="16377"/>
        </table:table-row>
        <table:table-row table:style-name="ro12">
          <table:table-cell office:value-type="date" office:date-value="2025-02-10T00:00:00" table:style-name="ce10">
            <text:p>10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24">
            <text:p>reel about ninja product giveways</text:p>
          </table:table-cell>
          <table:table-cell office:value-type="string" table:style-name="ce8">
            <text:p>no hashtags</text:p>
          </table:table-cell>
          <table:table-cell office:value-type="string" table:style-name="ce19">
            <text:p>[CLOSED] ✨ Day 2 of 12 Days of Giveaways ✨</text:p>
          </table:table-cell>
          <table:table-cell office:value-type="string" table:style-name="ce9">
            <text:p><text:a xlink:href="https://www.instagram.com/ninjakitchen/"><text:span text:style-name="T1">@ninjakitchen</text:span></text:a></text:p>
          </table:table-cell>
          <table:table-cell table:number-columns-repeated="16377"/>
        </table:table-row>
        <table:table-row table:style-name="ro13">
          <table:table-cell office:value-type="date" office:date-value="2025-02-10T00:00:00" table:style-name="ce10">
            <text:p>10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8">
            <text:p>fun reel</text:p>
          </table:table-cell>
          <table:table-cell office:value-type="string" table:style-name="ce8">
            <text:p>no hashtags</text:p>
          </table:table-cell>
          <table:table-cell office:value-type="string" table:style-name="ce6">
            <text:p>ou love ‘em, we love ‘em. 🧡 Show your delivery driver all the love this holiday season by thanking them for your most recent delivery on Alexa-enabled devices or searching "Thank My Driver" on Amazon.</text:p>
          </table:table-cell>
          <table:table-cell office:value-type="string" table:style-name="ce9">
            <text:p><text:a xlink:href="https://www.instagram.com/charlotte.shares/"><text:span text:style-name="T1">@charlotte.shares</text:span></text:a></text:p>
          </table:table-cell>
          <table:table-cell table:number-columns-repeated="16377"/>
        </table:table-row>
        <table:table-row table:style-name="ro3">
          <table:table-cell office:value-type="date" office:date-value="2025-02-11T00:00:00" table:style-name="ce10">
            <text:p>11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8">
            <text:p>reel about K beauty giveway</text:p>
          </table:table-cell>
          <table:table-cell office:value-type="string" table:style-name="ce8">
            <text:p>no hashtags</text:p>
          </table:table-cell>
          <table:table-cell office:value-type="string" table:style-name="ce6">
            <text:p>We’re giving you the gift of glass skin this holiday with the ultimate K-Beauty giveaway 🎁🪞</text:p>
          </table:table-cell>
          <table:table-cell office:value-type="string" table:style-name="ce8">
            <text:p>no username mentioned</text:p>
          </table:table-cell>
          <table:table-cell table:number-columns-repeated="16377"/>
        </table:table-row>
        <table:table-row table:style-name="ro9">
          <table:table-cell office:value-type="date" office:date-value="2025-02-12T00:00:00" table:style-name="ce10">
            <text:p>12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8">
            <text:p>reel with david beckham</text:p>
          </table:table-cell>
          <table:table-cell office:value-type="string" table:style-name="ce8">
            <text:p>no hashtags</text:p>
          </table:table-cell>
          <table:table-cell office:value-type="string" table:style-name="ce5">
            <text:p><text:a xlink:href="https://www.instagram.com/davidbeckham/"><text:span text:style-name="T1">@davidbeckham</text:span><text:span text:style-name="T2"><text:s/>is saving the holidays with all of his<text:s/></text:span><text:span text:style-name="T1">@ninjakitchen</text:span><text:span text:style-name="T2"><text:s/>favorites 🎄 Shop these Ninja must-haves at the link in bio.</text:span></text:a></text:p>
          </table:table-cell>
          <table:table-cell office:value-type="string" table:style-name="ce20">
            <text:p><text:a xlink:href="https://www.instagram.com/ninjakitchen/"><text:span text:style-name="T5">@ninjakitchen</text:span><text:span text:style-name="T7">@davidbeckham</text:span></text:a></text:p>
          </table:table-cell>
          <table:table-cell table:number-columns-repeated="16377"/>
        </table:table-row>
        <table:table-row table:style-name="ro4">
          <table:table-cell office:value-type="date" office:date-value="2025-02-12T00:00:00" table:style-name="ce10">
            <text:p>12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4">
            <text:p>reel about puppy finds giveways</text:p>
          </table:table-cell>
          <table:table-cell office:value-type="string" table:style-name="ce8">
            <text:p>no hashtags</text:p>
          </table:table-cell>
          <table:table-cell office:value-type="string" table:style-name="ce6">
            <text:p>This one is for our followers with four legs 🐱🐶 and their pawrents.</text:p>
          </table:table-cell>
          <table:table-cell office:value-type="string" table:style-name="ce8">
            <text:p>no username mentioned</text:p>
          </table:table-cell>
          <table:table-cell table:number-columns-repeated="16377"/>
        </table:table-row>
        <table:table-row table:style-name="ro14">
          <table:table-cell office:value-type="date" office:date-value="2025-02-12T00:00:00" table:style-name="ce10">
            <text:p>12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8">
            <text:p>reel with toys for tots</text:p>
          </table:table-cell>
          <table:table-cell office:value-type="string" table:style-name="ce8">
            <text:p>no hashtags</text:p>
          </table:table-cell>
          <table:table-cell office:value-type="string" table:style-name="ce21">
            <text:p>We can come together to do great things for kids. It’s possible. And it’s so important. ❤️❤️❤️</text:p>
          </table:table-cell>
          <table:table-cell office:value-type="string" table:style-name="ce8">
            <text:p>msrachelforlittes</text:p>
          </table:table-cell>
          <table:table-cell table:number-columns-repeated="16377"/>
        </table:table-row>
        <table:table-row table:style-name="ro10">
          <table:table-cell office:value-type="date" office:date-value="2025-02-13T00:00:00" table:style-name="ce10">
            <text:p>13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8">
            <text:p>reel about bedset</text:p>
          </table:table-cell>
          <table:table-cell office:value-type="string" table:style-name="ce8">
            <text:p>no hashtags</text:p>
          </table:table-cell>
          <table:table-cell office:value-type="string" table:style-name="ce6">
            <text:p>If you're looking to sleep better in the New Year, we're here to help. 💤</text:p>
          </table:table-cell>
          <table:table-cell office:value-type="string" table:style-name="ce8">
            <text:p>no username mentioned</text:p>
          </table:table-cell>
          <table:table-cell table:number-columns-repeated="16377"/>
        </table:table-row>
        <table:table-row table:style-name="ro10">
          <table:table-cell office:value-type="date" office:date-value="2025-02-14T00:00:00" table:style-name="ce10">
            <text:p>14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8">
            <text:p>reel about holiday party inspo</text:p>
          </table:table-cell>
          <table:table-cell office:value-type="string" table:style-name="ce9">
            <text:p><text:a xlink:href="https://www.instagram.com/explore/tags/amazonfinds/"><text:span text:style-name="T1">#AmazonFinds</text:span></text:a></text:p>
          </table:table-cell>
          <table:table-cell office:value-type="string" table:style-name="ce6">
            <text:p>Winter wonderland ready ❄️ Shop holiday outfits at the link in bio.</text:p>
          </table:table-cell>
          <table:table-cell office:value-type="string" table:style-name="ce9">
            <text:p><text:a xlink:href="https://www.instagram.com/kristintaenzer/"><text:span text:style-name="T1">@kristintaenzer</text:span></text:a></text:p>
          </table:table-cell>
          <table:table-cell table:number-columns-repeated="16377"/>
        </table:table-row>
        <table:table-row table:style-name="ro15">
          <table:table-cell office:value-type="date" office:date-value="2025-02-14T00:00:00" table:style-name="ce10">
            <text:p>14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4">
            <text:p>reel about sofia griange collection</text:p>
          </table:table-cell>
          <table:table-cell office:value-type="string" table:style-name="ce8">
            <text:p>no hashtags</text:p>
          </table:table-cell>
          <table:table-cell office:value-type="string" table:style-name="ce5">
            <text:p><text:a xlink:href="https://www.instagram.com/sofiagrainge/">Take a peek behind-the-scenes of<text:s/><text:span text:style-name="T1">@sofiagrainge</text:span><text:span text:style-name="T2">’s shoot with Amazon Essentials 📸 Shop Amazon Essentials x Sofia Grainge stylish finds for your little one at the link in bio.</text:span></text:a></text:p>
          </table:table-cell>
          <table:table-cell office:value-type="string" table:style-name="ce9">
            <text:p><text:a xlink:href="https://www.instagram.com/sofiagrainge/"><text:span text:style-name="T1">@sofiagrainge</text:span></text:a></text:p>
          </table:table-cell>
          <table:table-cell table:number-columns-repeated="16377"/>
        </table:table-row>
        <table:table-row table:style-name="ro4">
          <table:table-cell office:value-type="date" office:date-value="2025-02-14T00:00:00" table:style-name="ce10">
            <text:p>14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4">
            <text:p>reel about stanley tumblr giveaway</text:p>
          </table:table-cell>
          <table:table-cell office:value-type="string" table:style-name="ce8">
            <text:p>no hashtags</text:p>
          </table:table-cell>
          <table:table-cell office:value-type="string" table:style-name="ce13">
            <text:p>Is anyone thirsty? 🙋</text:p>
          </table:table-cell>
          <table:table-cell office:value-type="string" table:style-name="ce8">
            <text:p>no username mentioned</text:p>
          </table:table-cell>
          <table:table-cell table:number-columns-repeated="16377"/>
        </table:table-row>
        <table:table-row table:style-name="ro8">
          <table:table-cell office:value-type="date" office:date-value="2025-02-14T00:00:00" table:style-name="ce10">
            <text:p>14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8">
            <text:p>reel about fashion era</text:p>
          </table:table-cell>
          <table:table-cell office:value-type="string" table:style-name="ce8">
            <text:p>no hashtags</text:p>
          </table:table-cell>
          <table:table-cell office:value-type="string" table:style-name="ce6">
            <text:p>What era are you entering in 2025? ✨ Shop gifts and everything you need for a stylish new year via the link in bio.</text:p>
          </table:table-cell>
          <table:table-cell office:value-type="string" table:style-name="ce8">
            <text:p>no username mentioned</text:p>
          </table:table-cell>
          <table:table-cell table:number-columns-repeated="16377"/>
        </table:table-row>
        <table:table-row table:style-name="ro8">
          <table:table-cell office:value-type="date" office:date-value="2025-02-15T00:00:00" table:style-name="ce10">
            <text:p>15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8">
            <text:p>reel about fashion era</text:p>
          </table:table-cell>
          <table:table-cell office:value-type="string" table:style-name="ce8">
            <text:p>no hashtags</text:p>
          </table:table-cell>
          <table:table-cell office:value-type="string" table:style-name="ce6">
            <text:p>we had a marvelous time celebrating the end of an era with you ✨💎 find the perfect gift for every era at the link in bio</text:p>
          </table:table-cell>
          <table:table-cell office:value-type="string" table:style-name="ce8">
            <text:p>no username mentioned</text:p>
          </table:table-cell>
          <table:table-cell table:number-columns-repeated="16377"/>
        </table:table-row>
        <table:table-row table:style-name="ro4">
          <table:table-cell office:value-type="date" office:date-value="2025-02-15T00:00:00" table:style-name="ce10">
            <text:p>15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4">
            <text:p>reel about book lover giveaway</text:p>
          </table:table-cell>
          <table:table-cell office:value-type="string" table:style-name="ce8">
            <text:p>no hashtags</text:p>
          </table:table-cell>
          <table:table-cell office:value-type="string" table:style-name="ce13">
            <text:p>✨ Day 7 of 12 Days of Giveaways ✨</text:p>
          </table:table-cell>
          <table:table-cell office:value-type="string" table:style-name="ce8">
            <text:p>no username mentioned</text:p>
          </table:table-cell>
          <table:table-cell table:number-columns-repeated="16377"/>
        </table:table-row>
        <table:table-row table:style-name="ro6">
          <table:table-cell office:value-type="date" office:date-value="2025-02-16T00:00:00" table:style-name="ce10">
            <text:p>16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4">
            <text:p>reel about honest customer reviews with adam driver</text:p>
          </table:table-cell>
          <table:table-cell office:value-type="string" table:style-name="ce8">
            <text:p>no hashtags</text:p>
          </table:table-cell>
          <table:table-cell office:value-type="string" table:style-name="ce6">
            <text:p>Salad goblins unite. 🤝 5-Star Theater is back: real customer reviews performed by Adam Driver. ⭐️⭐️⭐️⭐️⭐️ Shop now at the link in bio.</text:p>
          </table:table-cell>
          <table:table-cell office:value-type="string" table:style-name="ce8">
            <text:p>no username mentioned</text:p>
          </table:table-cell>
          <table:table-cell table:number-columns-repeated="16377"/>
        </table:table-row>
        <table:table-row table:style-name="ro5">
          <table:table-cell office:value-type="date" office:date-value="2025-02-16T00:00:00" table:style-name="ce10">
            <text:p>16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8">
            <text:p>reel about amazon prime</text:p>
          </table:table-cell>
          <table:table-cell office:value-type="string" table:style-name="ce5">
            <text:p><text:a xlink:href="https://www.instagram.com/explore/tags/primepartner/"><text:span text:style-name="T1">#primepartner</text:span><text:span text:style-name="T2"><text:s/></text:span><text:span text:style-name="T1">#Prime25dollarflights</text:span></text:a></text:p>
          </table:table-cell>
          <table:table-cell office:value-type="string" table:style-name="ce13">
            <text:p>me 🤝 amazon Prime for young adults</text:p>
          </table:table-cell>
          <table:table-cell office:value-type="string" table:style-name="ce8">
            <text:p>no username mentioned</text:p>
          </table:table-cell>
          <table:table-cell table:number-columns-repeated="16377"/>
        </table:table-row>
        <table:table-row table:style-name="ro16">
          <table:table-cell office:value-type="date" office:date-value="2025-02-16T00:00:00" table:style-name="ce10">
            <text:p>16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8">
            <text:p>reel about vacation giveway</text:p>
          </table:table-cell>
          <table:table-cell office:value-type="string" table:style-name="ce17">
            <text:p>no hashtags</text:p>
          </table:table-cell>
          <table:table-cell office:value-type="string" table:style-name="ce13">
            <text:p>✨ Day 8 of 12 Days of Giveaways ✨</text:p>
          </table:table-cell>
          <table:table-cell office:value-type="string" table:style-name="ce8">
            <text:p>no username mentioned</text:p>
          </table:table-cell>
          <table:table-cell table:number-columns-repeated="16377"/>
        </table:table-row>
        <table:table-row table:style-name="ro17">
          <table:table-cell office:value-type="date" office:date-value="2025-02-17T00:00:00" table:style-name="ce10">
            <text:p>17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8">
            <text:p>reel about amazon delivery</text:p>
          </table:table-cell>
          <table:table-cell office:value-type="string" table:style-name="ce17">
            <text:p>no hashtags</text:p>
          </table:table-cell>
          <table:table-cell office:value-type="string" table:style-name="ce4">
            <text:p>Love languages: Words of affirmation, acts of service, and Amazon packages.</text:p>
          </table:table-cell>
          <table:table-cell office:value-type="string" table:style-name="ce8">
            <text:p>no username mentioned</text:p>
          </table:table-cell>
          <table:table-cell table:number-columns-repeated="16377"/>
        </table:table-row>
        <table:table-row table:style-name="ro3">
          <table:table-cell office:value-type="date" office:date-value="2025-02-17T00:00:00" table:style-name="ce10">
            <text:p>17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8">
            <text:p>reel about shark giveway</text:p>
          </table:table-cell>
          <table:table-cell office:value-type="string" table:style-name="ce17">
            <text:p>no hashtags</text:p>
          </table:table-cell>
          <table:table-cell office:value-type="string" table:style-name="ce6">
            <text:p>The holiday season can be messy, and we wouldn't be good elves if we didn't help you clean up 🧼</text:p>
          </table:table-cell>
          <table:table-cell office:value-type="string" table:style-name="ce8">
            <text:p>no username mentioned</text:p>
          </table:table-cell>
          <table:table-cell table:number-columns-repeated="16377"/>
        </table:table-row>
        <table:table-row table:style-name="ro6">
          <table:table-cell office:value-type="date" office:date-value="2025-02-18T00:00:00" table:style-name="ce10">
            <text:p>18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4">
            <text:p>post about holiday gift giving obssessions</text:p>
          </table:table-cell>
          <table:table-cell office:value-type="string" table:style-name="ce15">
            <text:p><text:a xlink:href="https://www.instagram.com/explore/tags/amazonfinds/"><text:span text:style-name="T6">#AmazonFinds</text:span></text:a></text:p>
          </table:table-cell>
          <table:table-cell office:value-type="string" table:style-name="ce6">
            <text:p>We heard you're on the nice list 😌 Head to the link in bio to check out The List - all of our fave Holiday gifting obsessions - to treat yourself or someone you love 🫶</text:p>
          </table:table-cell>
          <table:table-cell office:value-type="string" table:style-name="ce8">
            <text:p>no username mentioned</text:p>
          </table:table-cell>
          <table:table-cell table:number-columns-repeated="16377"/>
        </table:table-row>
        <table:table-row table:style-name="ro3">
          <table:table-cell office:value-type="date" office:date-value="2025-02-18T00:00:00" table:style-name="ce10">
            <text:p>18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8">
            <text:p>fun reel</text:p>
          </table:table-cell>
          <table:table-cell office:value-type="string" table:style-name="ce11">
            <text:p><text:a xlink:href="https://www.instagram.com/explore/tags/ad/"><text:span text:style-name="T4">#ad</text:span></text:a></text:p>
          </table:table-cell>
          <table:table-cell office:value-type="string" table:style-name="ce5">
            <text:p><text:a xlink:href="https://www.instagram.com/Amazon/">Marriage isn’t a competition… except when it comes to being the best<text:s/><text:span text:style-name="T1">@Amazon</text:span><text:span text:style-name="T2"><text:s/>Same-Day Delivery pro 😅</text:span></text:a></text:p>
          </table:table-cell>
          <table:table-cell office:value-type="string" table:style-name="ce8">
            <text:p>no username mentioned</text:p>
          </table:table-cell>
          <table:table-cell table:number-columns-repeated="16377"/>
        </table:table-row>
        <table:table-row table:style-name="ro16">
          <table:table-cell office:value-type="date" office:date-value="2025-02-19T00:00:00" table:style-name="ce10">
            <text:p>19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8">
            <text:p>reel about bang and olufsen<text:s/></text:p>
          </table:table-cell>
          <table:table-cell office:value-type="string" table:style-name="ce12">
            <text:p>no hashtags</text:p>
          </table:table-cell>
          <table:table-cell office:value-type="string" table:style-name="ce13">
            <text:p>Day 10 of 12 Days of Giveaways ✨</text:p>
          </table:table-cell>
          <table:table-cell office:value-type="string" table:style-name="ce8">
            <text:p>no username mentioned</text:p>
          </table:table-cell>
          <table:table-cell table:number-columns-repeated="16377"/>
        </table:table-row>
        <table:table-row table:style-name="ro16">
          <table:table-cell office:value-type="date" office:date-value="2025-02-20T00:00:00" table:style-name="ce10">
            <text:p>20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8">
            <text:p>reel about bestsellers</text:p>
          </table:table-cell>
          <table:table-cell office:value-type="string" table:style-name="ce12">
            <text:p>no hashtags</text:p>
          </table:table-cell>
          <table:table-cell office:value-type="string" table:style-name="ce13">
            <text:p>✨ Day 11 of 12 Days of Giveaways ✨</text:p>
          </table:table-cell>
          <table:table-cell office:value-type="string" table:style-name="ce8">
            <text:p>no username mentioned</text:p>
          </table:table-cell>
          <table:table-cell table:number-columns-repeated="16377"/>
        </table:table-row>
        <table:table-row table:style-name="ro8">
          <table:table-cell office:value-type="date" office:date-value="2025-02-21T00:00:00" table:style-name="ce10">
            <text:p>21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8">
            <text:p>reel about laneige</text:p>
          </table:table-cell>
          <table:table-cell office:value-type="string" table:style-name="ce9">
            <text:p><text:a xlink:href="https://www.instagram.com/explore/tags/amazonfinds/"><text:span text:style-name="T1">#AmazonFinds</text:span></text:a></text:p>
          </table:table-cell>
          <table:table-cell office:value-type="string" table:style-name="ce6">
            <text:p>Obvi Laneige made our list of Holiday gifting obsessions 💋 Head to the link in bio to discover and shop what else made The List ✨</text:p>
          </table:table-cell>
          <table:table-cell office:value-type="string" table:style-name="ce9">
            <text:p><text:a xlink:href="https://www.instagram.com/rachelpuccetti/"><text:span text:style-name="T1">@rachelpuccetti</text:span></text:a></text:p>
          </table:table-cell>
          <table:table-cell table:number-columns-repeated="16377"/>
        </table:table-row>
        <table:table-row table:style-name="ro4">
          <table:table-cell office:value-type="date" office:date-value="2025-02-21T00:00:00" table:style-name="ce10">
            <text:p>21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4">
            <text:p>reel about amazon gift card giveaway</text:p>
          </table:table-cell>
          <table:table-cell table:style-name="ce1"/>
          <table:table-cell office:value-type="string" table:style-name="ce6">
            <text:p>✨ It’s the last day of our 12 Days of Giveaways ✨</text:p>
          </table:table-cell>
          <table:table-cell office:value-type="string" table:style-name="ce8">
            <text:p>no username mentioned</text:p>
          </table:table-cell>
          <table:table-cell table:number-columns-repeated="16377"/>
        </table:table-row>
        <table:table-row table:style-name="ro3">
          <table:table-cell office:value-type="date" office:date-value="2025-02-22T00:00:00" table:style-name="ce10">
            <text:p>22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8">
            <text:p>reel about faux fur blanket</text:p>
          </table:table-cell>
          <table:table-cell office:value-type="string" table:style-name="ce9">
            <text:p><text:a xlink:href="https://www.instagram.com/explore/tags/amazonfinds/"><text:span text:style-name="T1">#AmazonFinds</text:span></text:a></text:p>
          </table:table-cell>
          <table:table-cell office:value-type="string" table:style-name="ce5">
            <text:p><text:a xlink:href="https://www.instagram.com/explore/tags/amazonfinds/">Wrap yourself in luxury 😌 Shop this giftable faux fur blanket at the link in bio.<text:s/><text:span text:style-name="T1">#</text:span></text:a></text:p>
          </table:table-cell>
          <table:table-cell office:value-type="string" table:style-name="ce9">
            <text:p><text:a xlink:href="https://www.instagram.com/lauri_b/"><text:span text:style-name="T1">@lauri_b</text:span></text:a></text:p>
          </table:table-cell>
          <table:table-cell table:number-columns-repeated="16377"/>
        </table:table-row>
        <table:table-row table:style-name="ro3">
          <table:table-cell office:value-type="date" office:date-value="2025-02-22T00:00:00" table:style-name="ce10">
            <text:p>22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4">
            <text:p>reel about tsa approved package</text:p>
          </table:table-cell>
          <table:table-cell office:value-type="string" table:style-name="ce15">
            <text:p><text:a xlink:href="https://www.instagram.com/explore/tags/amazonfinds/"><text:span text:style-name="T6">#AmazonFinds</text:span></text:a></text:p>
          </table:table-cell>
          <table:table-cell office:value-type="string" table:style-name="ce6">
            <text:p>Pack your essentials and hit the road ✈️ Shop these airless pump travel bottles and more at the link in bio.</text:p>
          </table:table-cell>
          <table:table-cell office:value-type="string" table:style-name="ce9">
            <text:p><text:a xlink:href="https://www.instagram.com/thesistershoppers/"><text:span text:style-name="T1">@thesistershoppers</text:span></text:a></text:p>
          </table:table-cell>
          <table:table-cell table:number-columns-repeated="16377"/>
        </table:table-row>
        <table:table-row table:style-name="ro3">
          <table:table-cell office:value-type="date" office:date-value="2025-02-22T00:00:00" table:style-name="ce10">
            <text:p>22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4">
            <text:p>reel about affordable hosting packages</text:p>
          </table:table-cell>
          <table:table-cell office:value-type="string" table:style-name="ce9">
            <text:p><text:a xlink:href="https://www.instagram.com/explore/tags/amazonfinds/"><text:span text:style-name="T1">#AmazonFinds</text:span></text:a></text:p>
          </table:table-cell>
          <table:table-cell office:value-type="string" table:style-name="ce6">
            <text:p>Dinner is served 🍽️ Shop these affordable dinner party must haves at the link in bio.</text:p>
          </table:table-cell>
          <table:table-cell office:value-type="string" table:style-name="ce9">
            <text:p><text:a xlink:href="https://www.instagram.com/chandlerisaac/"><text:span text:style-name="T1">@chandlerisaac</text:span></text:a></text:p>
          </table:table-cell>
          <table:table-cell table:number-columns-repeated="16377"/>
        </table:table-row>
        <table:table-row table:style-name="ro10">
          <table:table-cell office:value-type="date" office:date-value="2025-02-22T00:00:00" table:style-name="ce10">
            <text:p>22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8">
            <text:p>reel about men shopping</text:p>
          </table:table-cell>
          <table:table-cell office:value-type="string" table:style-name="ce9">
            <text:p><text:a xlink:href="https://www.instagram.com/explore/tags/amazonfinds/"><text:span text:style-name="T1">#AmazonFinds</text:span></text:a></text:p>
          </table:table-cell>
          <table:table-cell office:value-type="string" table:style-name="ce6">
            <text:p>Level up your gifting game 😎 Shop gifting ideas at the link in bio.</text:p>
          </table:table-cell>
          <table:table-cell office:value-type="string" table:style-name="ce9">
            <text:p><text:a xlink:href="https://www.instagram.com/addisonswonderland/"><text:span text:style-name="T1">@addisonswonderland</text:span></text:a></text:p>
          </table:table-cell>
          <table:table-cell table:number-columns-repeated="16377"/>
        </table:table-row>
        <table:table-row table:style-name="ro6">
          <table:table-cell office:value-type="date" office:date-value="2025-02-23T00:00:00" table:style-name="ce10">
            <text:p>23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4">
            <text:p>reel about honest customer reviews with adam driver</text:p>
          </table:table-cell>
          <table:table-cell office:value-type="string" table:style-name="ce8">
            <text:p>no hashtag</text:p>
          </table:table-cell>
          <table:table-cell office:value-type="string" table:style-name="ce6">
            <text:p>The ambiance is stellar ngl. 💫 An encore performance of 5-Star Theater: real customer reviews performed by Adam Driver. ⭐️⭐️⭐️⭐️⭐️</text:p>
          </table:table-cell>
          <table:table-cell office:value-type="string" table:style-name="ce8">
            <text:p>no username mentioned</text:p>
          </table:table-cell>
          <table:table-cell table:number-columns-repeated="16377"/>
        </table:table-row>
        <table:table-row table:style-name="ro3">
          <table:table-cell office:value-type="date" office:date-value="2025-02-23T00:00:00" table:style-name="ce10">
            <text:p>23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8">
            <text:p>reel about amazon favourites</text:p>
          </table:table-cell>
          <table:table-cell office:value-type="string" table:style-name="ce9">
            <text:p><text:a xlink:href="https://www.instagram.com/explore/tags/amazonfinds/"><text:span text:style-name="T1">#AmazonFinds</text:span></text:a></text:p>
          </table:table-cell>
          <table:table-cell office:value-type="string" table:style-name="ce6">
            <text:p>Who says you can’t gift yourself? 💖 Check out fun finds for self-gifting at the link in bio.</text:p>
          </table:table-cell>
          <table:table-cell office:value-type="string" table:style-name="ce22">
            <text:p><text:a xlink:href="https://www.instagram.com/rachelpuccetti/"><text:span text:style-name="T8">@rachelpuccetti</text:span></text:a></text:p>
          </table:table-cell>
          <table:table-cell table:number-columns-repeated="16377"/>
        </table:table-row>
        <table:table-row table:style-name="ro6">
          <table:table-cell office:value-type="date" office:date-value="2025-02-23T00:00:00" table:style-name="ce10">
            <text:p>23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4">
            <text:p>reel about amazon vintage board games</text:p>
          </table:table-cell>
          <table:table-cell office:value-type="string" table:style-name="ce9">
            <text:p><text:a xlink:href="https://www.instagram.com/explore/tags/amazonfinds/"><text:span text:style-name="T1">#AmazonFinds</text:span></text:a></text:p>
          </table:table-cell>
          <table:table-cell office:value-type="string" table:style-name="ce6">
            <text:p>The perfect holiday party gift 🎲 Gift someone these iconic vintage board games or send an eGift Card to make sure they get what's on their list. Learn more at the link in bio.</text:p>
          </table:table-cell>
          <table:table-cell office:value-type="string" table:style-name="ce9">
            <text:p><text:a xlink:href="https://www.instagram.com/rachelpuccetti/"><text:span text:style-name="T1">@rachelpuccetti</text:span></text:a></text:p>
          </table:table-cell>
          <table:table-cell table:number-columns-repeated="16377"/>
        </table:table-row>
        <table:table-row table:style-name="ro3">
          <table:table-cell office:value-type="date" office:date-value="2025-02-24T00:00:00" table:style-name="ce10">
            <text:p>24-2-2025</text:p>
          </table:table-cell>
          <table:table-cell office:value-type="string" table:style-name="ce4">
            <text:p>Instagram</text:p>
          </table:table-cell>
          <table:table-cell office:value-type="string" table:style-name="ce8">
            <text:p>promotion of products</text:p>
          </table:table-cell>
          <table:table-cell office:value-type="string" table:style-name="ce12">
            <text:p>reel about cozy gifts</text:p>
          </table:table-cell>
          <table:table-cell office:value-type="string" table:style-name="ce9">
            <text:p><text:a xlink:href="https://www.instagram.com/explore/tags/amazonfinds/"><text:span text:style-name="T1">#AmazonFinds</text:span></text:a></text:p>
          </table:table-cell>
          <table:table-cell office:value-type="string" table:style-name="ce6">
            <text:p>Give the gift of a cozy evening at home 💅 Shop these items and more at the link in bio.</text:p>
          </table:table-cell>
          <table:table-cell office:value-type="string" table:style-name="ce9">
            <text:p><text:a xlink:href="https://www.instagram.com/fancythingsblog/"><text:span text:style-name="T1">@fancythingsblog</text:span></text:a></text:p>
          </table:table-cell>
          <table:table-cell table:number-columns-repeated="16377"/>
        </table:table-row>
        <table:table-row table:number-rows-repeated="4" table:style-name="ro16">
          <table:table-cell table:style-name="ce1"/>
          <table:table-cell table:style-name="ce4"/>
          <table:table-cell table:style-name="ce8"/>
          <table:table-cell table:number-columns-repeated="16381" table:style-name="ce1"/>
        </table:table-row>
        <table:table-row table:number-rows-repeated="6" table:style-name="ro16">
          <table:table-cell/>
          <table:table-cell table:style-name="ce4"/>
          <table:table-cell table:style-name="ce8"/>
          <table:table-cell table:number-columns-repeated="16381"/>
        </table:table-row>
        <table:table-row table:number-rows-repeated="10" table:style-name="ro16">
          <table:table-cell/>
          <table:table-cell table:style-name="ce4"/>
          <table:table-cell table:number-columns-repeated="16382" table:style-name="ce1"/>
        </table:table-row>
        <table:table-row table:number-rows-repeated="1048480" table:style-name="ro1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-apple-system" svg:font-family="-apple-system"/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/>
      <number:text>-</number:text>
      <number:month/>
      <number:text>-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>Shilpa Yayavaram</meta:initial-creator>
    <dc:creator/>
    <meta:creation-date>2025-04-03T13:19:53Z</meta:creation-date>
    <dc:date>2025-04-06T13:44:00Z</dc:date>
  </office:meta>
</office:document-meta>
</file>